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1.8689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ookmark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List</text:p>
          </table:table-cell>
          <table:table-cell table:style-name="ce1" office:value-type="string" calcext:value-type="string">
            <text:p><text:s/>Name <text:s text:c="20"/></text:p>
          </table:table-cell>
          <table:table-cell table:style-name="ce1" office:value-type="string" calcext:value-type="string">
            <text:p><text:s text:c="2"/>bandwidth</text:p>
          </table:table-cell>
          <table:table-cell table:style-name="ce1" office:value-type="string" calcext:value-type="string">
            <text:p>frequency </text:p>
          </table:table-cell>
          <table:table-cell table:style-name="ce1" office:value-type="string" calcext:value-type="string">
            <text:p>mod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ADSB</text:p>
          </table:table-cell>
          <table:table-cell table:style-name="ce2" office:value-type="string" calcext:value-type="string">
            <text:p><text:s/>ADS-B 978.0 MHz <text:s text:c="9"/></text:p>
          </table:table-cell>
          <table:table-cell table:style-name="ce2" office:value-type="float" office:value="1300000" calcext:value-type="float">
            <text:p>1300000</text:p>
          </table:table-cell>
          <table:table-cell table:style-name="ce2" office:value-type="float" office:value="978000000" calcext:value-type="float">
            <text:p>978000000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8"/>
        </table:table-row>
        <table:table-row table:style-name="ro1">
          <table:table-cell table:style-name="ce2" office:value-type="string" calcext:value-type="string">
            <text:p><text:s/>ADSB</text:p>
          </table:table-cell>
          <table:table-cell table:style-name="ce2" office:value-type="string" calcext:value-type="string">
            <text:p><text:s/>ADS-B 1090.0 MHz <text:s text:c="8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0000000" calcext:value-type="float">
            <text:p>109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CW</text:p>
          </table:table-cell>
          <table:table-cell table:style-name="ce2" office:value-type="string" calcext:value-type="string">
            <text:p><text:s/>4XZ <text:s text:c="21"/>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680000" calcext:value-type="float">
            <text:p>2680000</text:p>
          </table:table-cell>
          <table:table-cell table:style-name="ce2" office:value-type="string" calcext:value-type="string">
            <text:p><text:s/>CW-L <text:s text:c="15"/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CW</text:p>
          </table:table-cell>
          <table:table-cell table:style-name="ce2" office:value-type="string" calcext:value-type="string">
            <text:p><text:s/>4XZ <text:s text:c="21"/>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331000" calcext:value-type="float">
            <text:p>4331000</text:p>
          </table:table-cell>
          <table:table-cell table:style-name="ce2" office:value-type="string" calcext:value-type="string">
            <text:p><text:s/>CW-L <text:s text:c="15"/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CW</text:p>
          </table:table-cell>
          <table:table-cell table:style-name="ce2" office:value-type="string" calcext:value-type="string">
            <text:p><text:s/>4XZ <text:s text:c="21"/>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607000" calcext:value-type="float">
            <text:p>6607000</text:p>
          </table:table-cell>
          <table:table-cell table:style-name="ce2" office:value-type="string" calcext:value-type="string">
            <text:p><text:s/>CW-L <text:s text:c="15"/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10m</text:p>
          </table:table-cell>
          <table:table-cell table:style-name="ce2" office:value-type="string" calcext:value-type="string">
            <text:p><text:s/>PSK31 <text:s text:c="19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8120000" calcext:value-type="float">
            <text:p>281200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12m</text:p>
          </table:table-cell>
          <table:table-cell table:style-name="ce2" office:value-type="string" calcext:value-type="string">
            <text:p><text:s/>PSK31 <text:s text:c="19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4920000" calcext:value-type="float">
            <text:p>2492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15m</text:p>
          </table:table-cell>
          <table:table-cell table:style-name="ce2" office:value-type="string" calcext:value-type="string">
            <text:p><text:s/>PSK31 <text:s text:c="19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1080000" calcext:value-type="float">
            <text:p>210800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160m</text:p>
          </table:table-cell>
          <table:table-cell table:style-name="ce2" office:value-type="string" calcext:value-type="string">
            <text:p><text:s/>PSK31 <text:s text:c="19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838000" calcext:value-type="float">
            <text:p>18380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17m</text:p>
          </table:table-cell>
          <table:table-cell table:style-name="ce2" office:value-type="string" calcext:value-type="string">
            <text:p><text:s/>PSK31 <text:s text:c="19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8100000" calcext:value-type="float">
            <text:p>181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20m</text:p>
          </table:table-cell>
          <table:table-cell table:style-name="ce2" office:value-type="string" calcext:value-type="string">
            <text:p><text:s/>PSK31 <text:s text:c="19"/>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14070000" calcext:value-type="float">
            <text:p>1407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20m</text:p>
          </table:table-cell>
          <table:table-cell table:style-name="ce2" office:value-type="string" calcext:value-type="string">
            <text:p><text:s/>SSTV <text:s text:c="20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4230000" calcext:value-type="float">
            <text:p>1423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2m</text:p>
          </table:table-cell>
          <table:table-cell table:style-name="ce2" office:value-type="string" calcext:value-type="string">
            <text:p><text:s/>APRS <text:s text:c="20"/></text:p>
          </table:table-cell>
          <table:table-cell table:style-name="ce2" office:value-type="float" office:value="2700" calcext:value-type="float">
            <text:p>2700</text:p>
          </table:table-cell>
          <table:table-cell table:style-name="ce2" office:value-type="float" office:value="144800000" calcext:value-type="float">
            <text:p>144800000</text:p>
          </table:table-cell>
          <table:table-cell table:style-name="ce2" office:value-type="string" calcext:value-type="string">
            <text:p><text:s/>LSB <text:s text:c="16"/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2m</text:p>
          </table:table-cell>
          <table:table-cell table:style-name="ce2" office:value-type="string" calcext:value-type="string">
            <text:p><text:s/>FUJ <text:s text:c="21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45550000" calcext:value-type="float">
            <text:p>145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2m</text:p>
          </table:table-cell>
          <table:table-cell table:style-name="ce2" office:value-type="string" calcext:value-type="string">
            <text:p><text:s/>RAK <text:s text:c="21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45675000" calcext:value-type="float">
            <text:p>1456750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2m</text:p>
          </table:table-cell>
          <table:table-cell table:style-name="ce2" office:value-type="string" calcext:value-type="string">
            <text:p><text:s/>SHJ_DMR <text:s text:c="17"/></text:p>
          </table:table-cell>
          <table:table-cell table:style-name="ce2" office:value-type="float" office:value="2700" calcext:value-type="float">
            <text:p>2700</text:p>
          </table:table-cell>
          <table:table-cell table:style-name="ce2" office:value-type="float" office:value="145687500" calcext:value-type="float">
            <text:p>145687500</text:p>
          </table:table-cell>
          <table:table-cell table:style-name="ce2" office:value-type="string" calcext:value-type="string">
            <text:p><text:s/>LSB <text:s text:c="16"/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2m</text:p>
          </table:table-cell>
          <table:table-cell table:style-name="ce2" office:value-type="string" calcext:value-type="string">
            <text:p><text:s/>AUH <text:s text:c="21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45725000" calcext:value-type="float">
            <text:p>145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2m</text:p>
          </table:table-cell>
          <table:table-cell table:style-name="ce2" office:value-type="string" calcext:value-type="string">
            <text:p><text:s/>SHJ <text:s text:c="21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45750000" calcext:value-type="float">
            <text:p>1457500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2m</text:p>
          </table:table-cell>
          <table:table-cell table:style-name="ce2" office:value-type="string" calcext:value-type="string">
            <text:p><text:s/>SHJ_D*YSF <text:s text:c="15"/></text:p>
          </table:table-cell>
          <table:table-cell table:style-name="ce2" office:value-type="float" office:value="2700" calcext:value-type="float">
            <text:p>2700</text:p>
          </table:table-cell>
          <table:table-cell table:style-name="ce2" office:value-type="float" office:value="145787500" calcext:value-type="float">
            <text:p>145787500</text:p>
          </table:table-cell>
          <table:table-cell table:style-name="ce2" office:value-type="string" calcext:value-type="string">
            <text:p><text:s/>LSB <text:s text:c="16"/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30m</text:p>
          </table:table-cell>
          <table:table-cell table:style-name="ce2" office:value-type="string" calcext:value-type="string">
            <text:p><text:s/>PSK31 <text:s text:c="19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140000" calcext:value-type="float">
            <text:p>1014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40m</text:p>
          </table:table-cell>
          <table:table-cell table:style-name="ce2" office:value-type="string" calcext:value-type="string">
            <text:p><text:s/>PSK31 <text:s text:c="19"/>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7070000" calcext:value-type="float">
            <text:p>7070000</text:p>
          </table:table-cell>
          <table:table-cell table:style-name="ce2" office:value-type="string" calcext:value-type="string">
            <text:p><text:s/>USB <text:s text:c="16"/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6m</text:p>
          </table:table-cell>
          <table:table-cell table:style-name="ce2" office:value-type="string" calcext:value-type="string">
            <text:p><text:s/>PSK31 <text:s text:c="19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50290000" calcext:value-type="float">
            <text:p>502900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HAM80m</text:p>
          </table:table-cell>
          <table:table-cell table:style-name="ce2" office:value-type="string" calcext:value-type="string">
            <text:p><text:s/>PSK31 <text:s text:c="19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580000" calcext:value-type="float">
            <text:p>35800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IRNSS</text:p>
          </table:table-cell>
          <table:table-cell table:style-name="ce2" office:value-type="string" calcext:value-type="string">
            <text:p><text:s/>IRNSS L5 <text:s text:c="16"/>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176450000" calcext:value-type="float">
            <text:p>1176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IRNSS</text:p>
          </table:table-cell>
          <table:table-cell table:style-name="ce2" office:value-type="string" calcext:value-type="string">
            <text:p><text:s/>IRNSS S <text:s text:c="17"/>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492080000" calcext:value-type="float">
            <text:p>249208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L1 <text:s text:c="22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5500000" calcext:value-type="float">
            <text:p>155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L2 <text:s text:c="22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5525000" calcext:value-type="float">
            <text:p>155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F1 <text:s text:c="22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5625000" calcext:value-type="float">
            <text:p>155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F2 <text:s text:c="22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5725000" calcext:value-type="float">
            <text:p>155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F3 <text:s text:c="22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5825000" calcext:value-type="float">
            <text:p>155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60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025000" calcext:value-type="float">
            <text:p>156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60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037500" calcext:value-type="float">
            <text:p>15603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1T <text:s text:c="22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050000" calcext:value-type="float">
            <text:p>156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01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062500" calcext:value-type="float">
            <text:p>15606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61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075000" calcext:value-type="float">
            <text:p>156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61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087500" calcext:value-type="float">
            <text:p>15608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T <text:s text:c="22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100000" calcext:value-type="float">
            <text:p>156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02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112500" calcext:value-type="float">
            <text:p>15611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62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125000" calcext:value-type="float">
            <text:p>156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62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137500" calcext:value-type="float">
            <text:p>15613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3T <text:s text:c="22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150000" calcext:value-type="float">
            <text:p>156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03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162500" calcext:value-type="float">
            <text:p>15616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63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175000" calcext:value-type="float">
            <text:p>156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63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187500" calcext:value-type="float">
            <text:p>15618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4T <text:s text:c="22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200000" calcext:value-type="float">
            <text:p>156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04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212500" calcext:value-type="float">
            <text:p>15621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64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225000" calcext:value-type="float">
            <text:p>156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64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237500" calcext:value-type="float">
            <text:p>15623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5T <text:s text:c="22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250000" calcext:value-type="float">
            <text:p>156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05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262500" calcext:value-type="float">
            <text:p>15626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65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275000" calcext:value-type="float">
            <text:p>156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65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287500" calcext:value-type="float">
            <text:p>15628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6B <text:s text:c="22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300000" calcext:value-type="float">
            <text:p>156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06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312500" calcext:value-type="float">
            <text:p>15631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66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325000" calcext:value-type="float">
            <text:p>156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66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337500" calcext:value-type="float">
            <text:p>15633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7T <text:s text:c="22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350000" calcext:value-type="float">
            <text:p>156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07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362500" calcext:value-type="float">
            <text:p>15636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67B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375000" calcext:value-type="float">
            <text:p>156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67B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387500" calcext:value-type="float">
            <text:p>15638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8B <text:s text:c="22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400000" calcext:value-type="float">
            <text:p>156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08B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412500" calcext:value-type="float">
            <text:p>15641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68B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425000" calcext:value-type="float">
            <text:p>156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68B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437500" calcext:value-type="float">
            <text:p>15643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9B <text:s text:c="22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450000" calcext:value-type="float">
            <text:p>156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09B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462500" calcext:value-type="float">
            <text:p>15646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69B (JA) <text:s text:c="16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475000" calcext:value-type="float">
            <text:p>156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69B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487500" calcext:value-type="float">
            <text:p>15648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10B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500000" calcext:value-type="float">
            <text:p>156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10B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512500" calcext:value-type="float">
            <text:p>15651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70B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525000" calcext:value-type="float">
            <text:p>156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70B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537500" calcext:value-type="float">
            <text:p>15653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11B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550000" calcext:value-type="float">
            <text:p>156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11B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562500" calcext:value-type="float">
            <text:p>15656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71B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575000" calcext:value-type="float">
            <text:p>156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71B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587500" calcext:value-type="float">
            <text:p>15658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12B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600000" calcext:value-type="float">
            <text:p>156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12B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612500" calcext:value-type="float">
            <text:p>15661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72B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625000" calcext:value-type="float">
            <text:p>156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72B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637500" calcext:value-type="float">
            <text:p>15663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13B (DP) <text:s text:c="16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650000" calcext:value-type="float">
            <text:p>156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13B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662500" calcext:value-type="float">
            <text:p>15666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73B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675000" calcext:value-type="float">
            <text:p>156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73B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687500" calcext:value-type="float">
            <text:p>15668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14B (KD) <text:s text:c="16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700000" calcext:value-type="float">
            <text:p>156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14B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712500" calcext:value-type="float">
            <text:p>15671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74B (SP) <text:s text:c="16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725000" calcext:value-type="float">
            <text:p>156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74B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737500" calcext:value-type="float">
            <text:p>15673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15B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750000" calcext:value-type="float">
            <text:p>156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15B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762500" calcext:value-type="float">
            <text:p>15676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75B AIS-LR1 <text:s text:c="13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775000" calcext:value-type="float">
            <text:p>156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75B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787500" calcext:value-type="float">
            <text:p>15678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16B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800000" calcext:value-type="float">
            <text:p>156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16B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812500" calcext:value-type="float">
            <text:p>15681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76B AIS-LR2 <text:s text:c="13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825000" calcext:value-type="float">
            <text:p>156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76B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837500" calcext:value-type="float">
            <text:p>15683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17B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850000" calcext:value-type="float">
            <text:p>156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17B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862500" calcext:value-type="float">
            <text:p>15686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77B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875000" calcext:value-type="float">
            <text:p>156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77B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887500" calcext:value-type="float">
            <text:p>15688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18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900000" calcext:value-type="float">
            <text:p>156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18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912500" calcext:value-type="float">
            <text:p>15691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78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925000" calcext:value-type="float">
            <text:p>156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78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937500" calcext:value-type="float">
            <text:p>15693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19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950000" calcext:value-type="float">
            <text:p>156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19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962500" calcext:value-type="float">
            <text:p>15696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79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6975000" calcext:value-type="float">
            <text:p>156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79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6977500" calcext:value-type="float">
            <text:p>15697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0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7000000" calcext:value-type="float">
            <text:p>157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20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7012500" calcext:value-type="float">
            <text:p>15701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80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7025000" calcext:value-type="float">
            <text:p>157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80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7037500" calcext:value-type="float">
            <text:p>15703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1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7050000" calcext:value-type="float">
            <text:p>157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21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7062500" calcext:value-type="float">
            <text:p>15706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81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7075000" calcext:value-type="float">
            <text:p>1570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81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7087500" calcext:value-type="float">
            <text:p>15708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2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7100000" calcext:value-type="float">
            <text:p>157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22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7112500" calcext:value-type="float">
            <text:p>15711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82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7125000" calcext:value-type="float">
            <text:p>1571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82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7137500" calcext:value-type="float">
            <text:p>15713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3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7150000" calcext:value-type="float">
            <text:p>157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23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7162500" calcext:value-type="float">
            <text:p>15716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83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7175000" calcext:value-type="float">
            <text:p>1571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83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7187500" calcext:value-type="float">
            <text:p>15718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4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7200000" calcext:value-type="float">
            <text:p>157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24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7212500" calcext:value-type="float">
            <text:p>15721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84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7225000" calcext:value-type="float">
            <text:p>1572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84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7237500" calcext:value-type="float">
            <text:p>15723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5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7250000" calcext:value-type="float">
            <text:p>157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25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7262500" calcext:value-type="float">
            <text:p>15726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85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7275000" calcext:value-type="float">
            <text:p>157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85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7287500" calcext:value-type="float">
            <text:p>15728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6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7300000" calcext:value-type="float">
            <text:p>157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26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7312500" calcext:value-type="float">
            <text:p>15731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86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7325000" calcext:value-type="float">
            <text:p>1573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86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7337500" calcext:value-type="float">
            <text:p>15733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7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7350000" calcext:value-type="float">
            <text:p>157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27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7362500" calcext:value-type="float">
            <text:p>15736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87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7375000" calcext:value-type="float">
            <text:p>1573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8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7400000" calcext:value-type="float">
            <text:p>157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28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7412500" calcext:value-type="float">
            <text:p>15741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88T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57425000" calcext:value-type="float">
            <text:p>157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87T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58387500" calcext:value-type="float">
            <text:p>15838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60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0625000" calcext:value-type="float">
            <text:p>160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60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0637500" calcext:value-type="float">
            <text:p>16063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1R <text:s text:c="22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0650000" calcext:value-type="float">
            <text:p>160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01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0662500" calcext:value-type="float">
            <text:p>16066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61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0675000" calcext:value-type="float">
            <text:p>160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61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0687500" calcext:value-type="float">
            <text:p>16068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R <text:s text:c="22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0700000" calcext:value-type="float">
            <text:p>160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02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0712500" calcext:value-type="float">
            <text:p>16071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62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0725000" calcext:value-type="float">
            <text:p>160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62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0737500" calcext:value-type="float">
            <text:p>16073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3R <text:s text:c="22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0750000" calcext:value-type="float">
            <text:p>160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03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0762500" calcext:value-type="float">
            <text:p>16076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63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0775000" calcext:value-type="float">
            <text:p>160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63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0787500" calcext:value-type="float">
            <text:p>16078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4R <text:s text:c="22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0800000" calcext:value-type="float">
            <text:p>160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04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0812500" calcext:value-type="float">
            <text:p>16081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64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0825000" calcext:value-type="float">
            <text:p>160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64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0837500" calcext:value-type="float">
            <text:p>16083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5R <text:s text:c="22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0850000" calcext:value-type="float">
            <text:p>160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05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0862500" calcext:value-type="float">
            <text:p>16086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65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0875000" calcext:value-type="float">
            <text:p>160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65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0887500" calcext:value-type="float">
            <text:p>16088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06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0912500" calcext:value-type="float">
            <text:p>16091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66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0925000" calcext:value-type="float">
            <text:p>160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66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0937500" calcext:value-type="float">
            <text:p>16093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7R <text:s text:c="22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0950000" calcext:value-type="float">
            <text:p>160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07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0962500" calcext:value-type="float">
            <text:p>16096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18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1500000" calcext:value-type="float">
            <text:p>161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18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1512500" calcext:value-type="float">
            <text:p>16151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78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1525000" calcext:value-type="float">
            <text:p>161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78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1537500" calcext:value-type="float">
            <text:p>16153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19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1550000" calcext:value-type="float">
            <text:p>161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19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1562500" calcext:value-type="float">
            <text:p>16156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79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1575000" calcext:value-type="float">
            <text:p>1615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79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1577500" calcext:value-type="float">
            <text:p>16157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0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1600000" calcext:value-type="float">
            <text:p>161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20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1612500" calcext:value-type="float">
            <text:p>16161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80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1625000" calcext:value-type="float">
            <text:p>1616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80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1637500" calcext:value-type="float">
            <text:p>16163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21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1662500" calcext:value-type="float">
            <text:p>16166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81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1675000" calcext:value-type="float">
            <text:p>1616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81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1687500" calcext:value-type="float">
            <text:p>16168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2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1700000" calcext:value-type="float">
            <text:p>161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22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1712500" calcext:value-type="float">
            <text:p>16171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82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1725000" calcext:value-type="float">
            <text:p>1617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82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1737500" calcext:value-type="float">
            <text:p>16173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3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1750000" calcext:value-type="float">
            <text:p>161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23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1762500" calcext:value-type="float">
            <text:p>16176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83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1787500" calcext:value-type="float">
            <text:p>16178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4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1800000" calcext:value-type="float">
            <text:p>161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24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1812500" calcext:value-type="float">
            <text:p>16181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84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1825000" calcext:value-type="float">
            <text:p>1618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84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1837500" calcext:value-type="float">
            <text:p>16183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5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1850000" calcext:value-type="float">
            <text:p>161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25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1862500" calcext:value-type="float">
            <text:p>16186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85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1875000" calcext:value-type="float">
            <text:p>1618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85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1887500" calcext:value-type="float">
            <text:p>16188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6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1900000" calcext:value-type="float">
            <text:p>161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26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1912500" calcext:value-type="float">
            <text:p>16191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86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1925000" calcext:value-type="float">
            <text:p>1619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86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1937500" calcext:value-type="float">
            <text:p>16193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7R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1950000" calcext:value-type="float">
            <text:p>161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27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1962500" calcext:value-type="float">
            <text:p>16196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AIS1 87R <text:s text:c="16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1975000" calcext:value-type="float">
            <text:p>1619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87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1987500" calcext:value-type="float">
            <text:p>161987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88R 28R <text:s text:c="17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2000000" calcext:value-type="float">
            <text:p>162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228R <text:s text:c="20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62012500" calcext:value-type="float">
            <text:p>16201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Marine</text:p>
          </table:table-cell>
          <table:table-cell table:style-name="ce2" office:value-type="string" calcext:value-type="string">
            <text:p><text:s/>AIS2 <text:s text:c="20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2025000" calcext:value-type="float">
            <text:p>1620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NDB</text:p>
          </table:table-cell>
          <table:table-cell table:style-name="ce2" office:value-type="string" calcext:value-type="string">
            <text:p><text:s/>Sirri Island NDB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office:value-type="float" office:value="300000" calcext:value-type="float">
            <text:p>300000</text:p>
          </table:table-cell>
          <table:table-cell table:style-name="ce2" office:value-type="string" calcext:value-type="string">
            <text:p><text:s/>USB <text:s text:c="16"/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NOAA</text:p>
          </table:table-cell>
          <table:table-cell table:style-name="ce2" office:value-type="string" calcext:value-type="string">
            <text:p><text:s/>NOAA 19 <text:s text:c="17"/></text:p>
          </table:table-cell>
          <table:table-cell table:style-name="ce2" office:value-type="float" office:value="20600" calcext:value-type="float">
            <text:p>20600</text:p>
          </table:table-cell>
          <table:table-cell table:style-name="ce2" office:value-type="float" office:value="137100000" calcext:value-type="float">
            <text:p>137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NOAA</text:p>
          </table:table-cell>
          <table:table-cell table:style-name="ce2" office:value-type="string" calcext:value-type="string">
            <text:p><text:s/>NOAA 15 <text:s text:c="17"/></text:p>
          </table:table-cell>
          <table:table-cell table:style-name="ce2" office:value-type="float" office:value="20600" calcext:value-type="float">
            <text:p>20600</text:p>
          </table:table-cell>
          <table:table-cell table:style-name="ce2" office:value-type="float" office:value="137620000" calcext:value-type="float">
            <text:p>13762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NOAA</text:p>
          </table:table-cell>
          <table:table-cell table:style-name="ce2" office:value-type="string" calcext:value-type="string">
            <text:p><text:s/>NOAA 18 <text:s text:c="17"/></text:p>
          </table:table-cell>
          <table:table-cell table:style-name="ce2" office:value-type="float" office:value="34000" calcext:value-type="float">
            <text:p>34000</text:p>
          </table:table-cell>
          <table:table-cell table:style-name="ce2" office:value-type="float" office:value="137912500" calcext:value-type="float">
            <text:p>1379125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NOAA</text:p>
          </table:table-cell>
          <table:table-cell table:style-name="ce2" office:value-type="string" calcext:value-type="string">
            <text:p><text:s/>WX8 21R <text:s text:c="17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1650000" calcext:value-type="float">
            <text:p>161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NOAA</text:p>
          </table:table-cell>
          <table:table-cell table:style-name="ce2" office:value-type="string" calcext:value-type="string">
            <text:p><text:s/>WX9 83R <text:s text:c="17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1775000" calcext:value-type="float">
            <text:p>1617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NOAA</text:p>
          </table:table-cell>
          <table:table-cell table:style-name="ce2" office:value-type="string" calcext:value-type="string">
            <text:p><text:s/>WX2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2400000" calcext:value-type="float">
            <text:p>162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NOAA</text:p>
          </table:table-cell>
          <table:table-cell table:style-name="ce2" office:value-type="string" calcext:value-type="string">
            <text:p><text:s/>WX4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2425000" calcext:value-type="float">
            <text:p>1624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NOAA</text:p>
          </table:table-cell>
          <table:table-cell table:style-name="ce2" office:value-type="string" calcext:value-type="string">
            <text:p><text:s/>WX5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2450000" calcext:value-type="float">
            <text:p>162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NOAA</text:p>
          </table:table-cell>
          <table:table-cell table:style-name="ce2" office:value-type="string" calcext:value-type="string">
            <text:p><text:s/>WX3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2475000" calcext:value-type="float">
            <text:p>1624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NOAA</text:p>
          </table:table-cell>
          <table:table-cell table:style-name="ce2" office:value-type="string" calcext:value-type="string">
            <text:p><text:s/>WX6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2500000" calcext:value-type="float">
            <text:p>162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NOAA</text:p>
          </table:table-cell>
          <table:table-cell table:style-name="ce2" office:value-type="string" calcext:value-type="string">
            <text:p><text:s/>WX7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2525000" calcext:value-type="float">
            <text:p>16252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NOAA</text:p>
          </table:table-cell>
          <table:table-cell table:style-name="ce2" office:value-type="string" calcext:value-type="string">
            <text:p><text:s/>WX1 <text:s text:c="21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2550000" calcext:value-type="float">
            <text:p>162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NOAA</text:p>
          </table:table-cell>
          <table:table-cell table:style-name="ce2" office:value-type="string" calcext:value-type="string">
            <text:p><text:s/>WX10 <text:s text:c="20"/>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163275000" calcext:value-type="float">
            <text:p>163275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1A <text:s text:c="22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000625" calcext:value-type="float">
            <text:p>44600062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2A <text:s text:c="22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018750" calcext:value-type="float">
            <text:p>4460187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3A <text:s text:c="22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031250" calcext:value-type="float">
            <text:p>446031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4A <text:s text:c="22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043750" calcext:value-type="float">
            <text:p>4460437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5A <text:s text:c="22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056250" calcext:value-type="float">
            <text:p>446056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6A <text:s text:c="22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068750" calcext:value-type="float">
            <text:p>4460687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7A <text:s text:c="22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081250" calcext:value-type="float">
            <text:p>446081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8A <text:s text:c="22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093750" calcext:value-type="float">
            <text:p>4460937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9A <text:s text:c="22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106250" calcext:value-type="float">
            <text:p>446106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10A <text:s text:c="21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118750" calcext:value-type="float">
            <text:p>4461187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11A <text:s text:c="21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131250" calcext:value-type="float">
            <text:p>446131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12A <text:s text:c="21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143750" calcext:value-type="float">
            <text:p>4461437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13A <text:s text:c="21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156250" calcext:value-type="float">
            <text:p>446156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14A <text:s text:c="21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168750" calcext:value-type="float">
            <text:p>4461687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15A <text:s text:c="21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181250" calcext:value-type="float">
            <text:p>446181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16A <text:s text:c="21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193750" calcext:value-type="float">
            <text:p>4461937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1D <text:s text:c="22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03125" calcext:value-type="float">
            <text:p>4460031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2D <text:s text:c="22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09375" calcext:value-type="float">
            <text:p>4460093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3D <text:s text:c="22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15625" calcext:value-type="float">
            <text:p>4460156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4D <text:s text:c="22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21875" calcext:value-type="float">
            <text:p>4460218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5D <text:s text:c="22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28125" calcext:value-type="float">
            <text:p>4460281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6D <text:s text:c="22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34375" calcext:value-type="float">
            <text:p>4460343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7D <text:s text:c="22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40625" calcext:value-type="float">
            <text:p>4460406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8D <text:s text:c="22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46875" calcext:value-type="float">
            <text:p>4460468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9D <text:s text:c="22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53125" calcext:value-type="float">
            <text:p>4460531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10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59375" calcext:value-type="float">
            <text:p>4460593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11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65625" calcext:value-type="float">
            <text:p>4460656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12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71875" calcext:value-type="float">
            <text:p>4460718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13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78125" calcext:value-type="float">
            <text:p>4460781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14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84375" calcext:value-type="float">
            <text:p>4460843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15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90625" calcext:value-type="float">
            <text:p>4460906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16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96875" calcext:value-type="float">
            <text:p>4460968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17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03125" calcext:value-type="float">
            <text:p>4461031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18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09375" calcext:value-type="float">
            <text:p>4461093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19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15625" calcext:value-type="float">
            <text:p>4461156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20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21875" calcext:value-type="float">
            <text:p>4461218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21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28125" calcext:value-type="float">
            <text:p>4461281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22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34375" calcext:value-type="float">
            <text:p>4461343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23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40625" calcext:value-type="float">
            <text:p>4461406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24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46875" calcext:value-type="float">
            <text:p>4461468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25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53125" calcext:value-type="float">
            <text:p>4461531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26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59375" calcext:value-type="float">
            <text:p>4461593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27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65625" calcext:value-type="float">
            <text:p>4461656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28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71875" calcext:value-type="float">
            <text:p>4461718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29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78125" calcext:value-type="float">
            <text:p>4461781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30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84373" calcext:value-type="float">
            <text:p>446184373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31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90625" calcext:value-type="float">
            <text:p>4461906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32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96875" calcext:value-type="float">
            <text:p>4461968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U1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325000000" calcext:value-type="float">
            <text:p>532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L1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333000000" calcext:value-type="float">
            <text:p>533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U2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348000000" calcext:value-type="float">
            <text:p>5348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D1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362000000" calcext:value-type="float">
            <text:p>5362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U3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366000000" calcext:value-type="float">
            <text:p>5366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L2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373000000" calcext:value-type="float">
            <text:p>537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U4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384000000" calcext:value-type="float">
            <text:p>5384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D2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399000000" calcext:value-type="float">
            <text:p>5399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U5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402000000" calcext:value-type="float">
            <text:p>5402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L3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413000000" calcext:value-type="float">
            <text:p>541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U6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420000000" calcext:value-type="float">
            <text:p>542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D3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436000000" calcext:value-type="float">
            <text:p>5436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U7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438000000" calcext:value-type="float">
            <text:p>5438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L4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453000000" calcext:value-type="float">
            <text:p>545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U8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456000000" calcext:value-type="float">
            <text:p>5456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D4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473000000" calcext:value-type="float">
            <text:p>547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O1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474000000" calcext:value-type="float">
            <text:p>5474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O2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492000000" calcext:value-type="float">
            <text:p>5492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L5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493000000" calcext:value-type="float">
            <text:p>549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O3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510000000" calcext:value-type="float">
            <text:p>551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D5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510000000" calcext:value-type="float">
            <text:p>551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O4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528000000" calcext:value-type="float">
            <text:p>5528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L6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533000000" calcext:value-type="float">
            <text:p>553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O5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546000000" calcext:value-type="float">
            <text:p>5546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D6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547000000" calcext:value-type="float">
            <text:p>5547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O6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564000000" calcext:value-type="float">
            <text:p>5564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L7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573000000" calcext:value-type="float">
            <text:p>557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O7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582000000" calcext:value-type="float">
            <text:p>5582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D7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584000000" calcext:value-type="float">
            <text:p>5584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O8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600000000" calcext:value-type="float">
            <text:p>560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L8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613000000" calcext:value-type="float">
            <text:p>561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D8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621000000" calcext:value-type="float">
            <text:p>5621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E4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645000000" calcext:value-type="float">
            <text:p>564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H1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653000000" calcext:value-type="float">
            <text:p>565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R1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658000000" calcext:value-type="float">
            <text:p>5658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E3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665000000" calcext:value-type="float">
            <text:p>566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E2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685000000" calcext:value-type="float">
            <text:p>568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H2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693000000" calcext:value-type="float">
            <text:p>569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R2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695000000" calcext:value-type="float">
            <text:p>569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E1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05000000" calcext:value-type="float">
            <text:p>570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A8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25000000" calcext:value-type="float">
            <text:p>572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R3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32000000" calcext:value-type="float">
            <text:p>5732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B1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33000000" calcext:value-type="float">
            <text:p>573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H3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33000000" calcext:value-type="float">
            <text:p>573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F1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40000000" calcext:value-type="float">
            <text:p>574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A7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45000000" calcext:value-type="float">
            <text:p>574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B2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52000000" calcext:value-type="float">
            <text:p>5752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F2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60000000" calcext:value-type="float">
            <text:p>576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A6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65000000" calcext:value-type="float">
            <text:p>576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R4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69000000" calcext:value-type="float">
            <text:p>5769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B3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71000000" calcext:value-type="float">
            <text:p>5771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H4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73000000" calcext:value-type="float">
            <text:p>577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F3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80000000" calcext:value-type="float">
            <text:p>578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A5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85000000" calcext:value-type="float">
            <text:p>578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B4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90000000" calcext:value-type="float">
            <text:p>579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F4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00000000" calcext:value-type="float">
            <text:p>580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A4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05000000" calcext:value-type="float">
            <text:p>580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R5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06000000" calcext:value-type="float">
            <text:p>5806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B5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09000000" calcext:value-type="float">
            <text:p>5809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H5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13000000" calcext:value-type="float">
            <text:p>581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F5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20000000" calcext:value-type="float">
            <text:p>582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A3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25000000" calcext:value-type="float">
            <text:p>582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B6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28000000" calcext:value-type="float">
            <text:p>5828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F6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40000000" calcext:value-type="float">
            <text:p>584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R6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43000000" calcext:value-type="float">
            <text:p>584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A2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45000000" calcext:value-type="float">
            <text:p>584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B7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47000000" calcext:value-type="float">
            <text:p>5847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H6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53000000" calcext:value-type="float">
            <text:p>585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F7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60000000" calcext:value-type="float">
            <text:p>586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A1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65000000" calcext:value-type="float">
            <text:p>586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B8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66000000" calcext:value-type="float">
            <text:p>5866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R7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80000000" calcext:value-type="float">
            <text:p>588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F8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80000000" calcext:value-type="float">
            <text:p>588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E5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85000000" calcext:value-type="float">
            <text:p>588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H7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93000000" calcext:value-type="float">
            <text:p>589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E6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905000000" calcext:value-type="float">
            <text:p>590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R8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917000000" calcext:value-type="float">
            <text:p>5917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E7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925000000" calcext:value-type="float">
            <text:p>592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H8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933000000" calcext:value-type="float">
            <text:p>593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E8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945000000" calcext:value-type="float">
            <text:p>594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RFID</text:p>
          </table:table-cell>
          <table:table-cell table:style-name="ce2" office:value-type="string" calcext:value-type="string">
            <text:p><text:s/>RFID <text:s text:c="20"/></text:p>
          </table:table-cell>
          <table:table-cell table:style-name="ce2" office:value-type="float" office:value="14000" calcext:value-type="float">
            <text:p>14000</text:p>
          </table:table-cell>
          <table:table-cell table:style-name="ce2" office:value-type="float" office:value="13560000" calcext:value-type="float">
            <text:p>1356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SAT</text:p>
          </table:table-cell>
          <table:table-cell table:style-name="ce2" office:value-type="string" calcext:value-type="string">
            <text:p><text:s/>ISS SSTV <text:s text:c="16"/>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45800000" calcext:value-type="float">
            <text:p>1458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SAT</text:p>
          </table:table-cell>
          <table:table-cell table:style-name="ce2" office:value-type="string" calcext:value-type="string">
            <text:p><text:s/>STD-C <text:s text:c="19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41450000" calcext:value-type="float">
            <text:p>1541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SAT</text:p>
          </table:table-cell>
          <table:table-cell table:style-name="ce2" office:value-type="string" calcext:value-type="string">
            <text:p><text:s/>Inmarsat L-B <text:s text:c="12"/></text:p>
          </table:table-cell>
          <table:table-cell table:style-name="ce2" office:value-type="float" office:value="20600" calcext:value-type="float">
            <text:p>20600</text:p>
          </table:table-cell>
          <table:table-cell table:style-name="ce2" office:value-type="float" office:value="1542000000" calcext:value-type="float">
            <text:p>1542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SAT</text:p>
          </table:table-cell>
          <table:table-cell table:style-name="ce2" office:value-type="string" calcext:value-type="string">
            <text:p><text:s/>ACARS <text:s text:c="19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45030000" calcext:value-type="float">
            <text:p>154503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SAT</text:p>
          </table:table-cell>
          <table:table-cell table:style-name="ce2" office:value-type="string" calcext:value-type="string">
            <text:p><text:s/>ACARS <text:s text:c="19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46064000" calcext:value-type="float">
            <text:p>1546064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SAT</text:p>
          </table:table-cell>
          <table:table-cell table:style-name="ce2" office:value-type="string" calcext:value-type="string">
            <text:p><text:s/>Inmarsat <text:s text:c="16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50000000" calcext:value-type="float">
            <text:p>1550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SAT</text:p>
          </table:table-cell>
          <table:table-cell table:style-name="ce2" office:value-type="string" calcext:value-type="string">
            <text:p><text:s/>Iridium <text:s text:c="17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620000000" calcext:value-type="float">
            <text:p>1620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SAT</text:p>
          </table:table-cell>
          <table:table-cell table:style-name="ce2" office:value-type="string" calcext:value-type="string">
            <text:p><text:s/>GOES <text:s text:c="20"/></text:p>
          </table:table-cell>
          <table:table-cell table:style-name="ce2" office:value-type="float" office:value="20600" calcext:value-type="float">
            <text:p>20600</text:p>
          </table:table-cell>
          <table:table-cell table:style-name="ce2" office:value-type="float" office:value="1688000000" calcext:value-type="float">
            <text:p>1688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1 VOR <text:s text:c="19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000000" calcext:value-type="float">
            <text:p>1080000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2 VOR <text:s text:c="19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050000" calcext:value-type="float">
            <text:p>1080500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3 ILS <text:s text:c="19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100000" calcext:value-type="float">
            <text:p>108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4 ILS <text:s text:c="19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150000" calcext:value-type="float">
            <text:p>108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5 VOR <text:s text:c="19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200000" calcext:value-type="float">
            <text:p>108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6 VOR <text:s text:c="19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250000" calcext:value-type="float">
            <text:p>108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7 ILS <text:s text:c="19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300000" calcext:value-type="float">
            <text:p>108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8 ILS <text:s text:c="19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350000" calcext:value-type="float">
            <text:p>108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400000" calcext:value-type="float">
            <text:p>108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450000" calcext:value-type="float">
            <text:p>108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500000" calcext:value-type="float">
            <text:p>108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550000" calcext:value-type="float">
            <text:p>108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600000" calcext:value-type="float">
            <text:p>108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650000" calcext:value-type="float">
            <text:p>108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700000" calcext:value-type="float">
            <text:p>108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750000" calcext:value-type="float">
            <text:p>108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800000" calcext:value-type="float">
            <text:p>108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850000" calcext:value-type="float">
            <text:p>108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900000" calcext:value-type="float">
            <text:p>108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8950000" calcext:value-type="float">
            <text:p>108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000000" calcext:value-type="float">
            <text:p>109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050000" calcext:value-type="float">
            <text:p>109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100000" calcext:value-type="float">
            <text:p>109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150000" calcext:value-type="float">
            <text:p>109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200000" calcext:value-type="float">
            <text:p>109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250000" calcext:value-type="float">
            <text:p>109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300000" calcext:value-type="float">
            <text:p>109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350000" calcext:value-type="float">
            <text:p>109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400000" calcext:value-type="float">
            <text:p>109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450000" calcext:value-type="float">
            <text:p>109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500000" calcext:value-type="float">
            <text:p>109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550000" calcext:value-type="float">
            <text:p>109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600000" calcext:value-type="float">
            <text:p>109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650000" calcext:value-type="float">
            <text:p>109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700000" calcext:value-type="float">
            <text:p>109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750000" calcext:value-type="float">
            <text:p>109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800000" calcext:value-type="float">
            <text:p>109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850000" calcext:value-type="float">
            <text:p>109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900000" calcext:value-type="float">
            <text:p>109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9950000" calcext:value-type="float">
            <text:p>109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000000" calcext:value-type="float">
            <text:p>110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050000" calcext:value-type="float">
            <text:p>110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100000" calcext:value-type="float">
            <text:p>110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150000" calcext:value-type="float">
            <text:p>110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200000" calcext:value-type="float">
            <text:p>110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250000" calcext:value-type="float">
            <text:p>110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300000" calcext:value-type="float">
            <text:p>110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350000" calcext:value-type="float">
            <text:p>110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400000" calcext:value-type="float">
            <text:p>110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450000" calcext:value-type="float">
            <text:p>110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500000" calcext:value-type="float">
            <text:p>110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550000" calcext:value-type="float">
            <text:p>110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600000" calcext:value-type="float">
            <text:p>110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650000" calcext:value-type="float">
            <text:p>110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700000" calcext:value-type="float">
            <text:p>110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750000" calcext:value-type="float">
            <text:p>110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800000" calcext:value-type="float">
            <text:p>110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850000" calcext:value-type="float">
            <text:p>110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900000" calcext:value-type="float">
            <text:p>110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0950000" calcext:value-type="float">
            <text:p>110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000000" calcext:value-type="float">
            <text:p>111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050000" calcext:value-type="float">
            <text:p>111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100000" calcext:value-type="float">
            <text:p>111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150000" calcext:value-type="float">
            <text:p>111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200000" calcext:value-type="float">
            <text:p>111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250000" calcext:value-type="float">
            <text:p>111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300000" calcext:value-type="float">
            <text:p>111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350000" calcext:value-type="float">
            <text:p>111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400000" calcext:value-type="float">
            <text:p>111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450000" calcext:value-type="float">
            <text:p>111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500000" calcext:value-type="float">
            <text:p>111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550000" calcext:value-type="float">
            <text:p>111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600000" calcext:value-type="float">
            <text:p>111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650000" calcext:value-type="float">
            <text:p>111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700000" calcext:value-type="float">
            <text:p>111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750000" calcext:value-type="float">
            <text:p>111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77 VOR <text:s text:c="18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800000" calcext:value-type="float">
            <text:p>111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78 VOR <text:s text:c="18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850000" calcext:value-type="float">
            <text:p>111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79 ILS <text:s text:c="18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900000" calcext:value-type="float">
            <text:p>111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80 ILS <text:s text:c="18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1950000" calcext:value-type="float">
            <text:p>111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000000" calcext:value-type="float">
            <text:p>112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050000" calcext:value-type="float">
            <text:p>112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100000" calcext:value-type="float">
            <text:p>112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150000" calcext:value-type="float">
            <text:p>112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200000" calcext:value-type="float">
            <text:p>112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250000" calcext:value-type="float">
            <text:p>112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87 SHJ VOR <text:s text:c="14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300000" calcext:value-type="float">
            <text:p>112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350000" calcext:value-type="float">
            <text:p>112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400000" calcext:value-type="float">
            <text:p>112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450000" calcext:value-type="float">
            <text:p>112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500000" calcext:value-type="float">
            <text:p>112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550000" calcext:value-type="float">
            <text:p>112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93 AAN VOR <text:s text:c="14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600000" calcext:value-type="float">
            <text:p>112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650000" calcext:value-type="float">
            <text:p>112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700000" calcext:value-type="float">
            <text:p>112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750000" calcext:value-type="float">
            <text:p>112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800000" calcext:value-type="float">
            <text:p>112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850000" calcext:value-type="float">
            <text:p>112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900000" calcext:value-type="float">
            <text:p>112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2950000" calcext:value-type="float">
            <text:p>112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000000" calcext:value-type="float">
            <text:p>113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050000" calcext:value-type="float">
            <text:p>113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100000" calcext:value-type="float">
            <text:p>113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150000" calcext:value-type="float">
            <text:p>113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200000" calcext:value-type="float">
            <text:p>113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250000" calcext:value-type="float">
            <text:p>113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300000" calcext:value-type="float">
            <text:p>113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350000" calcext:value-type="float">
            <text:p>113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400000" calcext:value-type="float">
            <text:p>113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450000" calcext:value-type="float">
            <text:p>113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500000" calcext:value-type="float">
            <text:p>113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550000" calcext:value-type="float">
            <text:p>113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600000" calcext:value-type="float">
            <text:p>113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650000" calcext:value-type="float">
            <text:p>113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700000" calcext:value-type="float">
            <text:p>113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116 Sirri Island VOR-DME 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750000" calcext:value-type="float">
            <text:p>113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800000" calcext:value-type="float">
            <text:p>113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850000" calcext:value-type="float">
            <text:p>113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900000" calcext:value-type="float">
            <text:p>113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3950000" calcext:value-type="float">
            <text:p>113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121 Bateen VOR-DME <text:s text:c="6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000000" calcext:value-type="float">
            <text:p>114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050000" calcext:value-type="float">
            <text:p>114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100000" calcext:value-type="float">
            <text:p>114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150000" calcext:value-type="float">
            <text:p>114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200000" calcext:value-type="float">
            <text:p>114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250000" calcext:value-type="float">
            <text:p>114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300000" calcext:value-type="float">
            <text:p>114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350000" calcext:value-type="float">
            <text:p>114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400000" calcext:value-type="float">
            <text:p>114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450000" calcext:value-type="float">
            <text:p>114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500000" calcext:value-type="float">
            <text:p>114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550000" calcext:value-type="float">
            <text:p>114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600000" calcext:value-type="float">
            <text:p>114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650000" calcext:value-type="float">
            <text:p>114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135 FJR ATIS <text:s text:c="12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700000" calcext:value-type="float">
            <text:p>114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750000" calcext:value-type="float">
            <text:p>114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800000" calcext:value-type="float">
            <text:p>114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850000" calcext:value-type="float">
            <text:p>114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139 Al Dhafra VORTAC <text:s text:c="4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900000" calcext:value-type="float">
            <text:p>114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4950000" calcext:value-type="float">
            <text:p>114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000000" calcext:value-type="float">
            <text:p>115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050000" calcext:value-type="float">
            <text:p>115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100000" calcext:value-type="float">
            <text:p>115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150000" calcext:value-type="float">
            <text:p>115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200000" calcext:value-type="float">
            <text:p>115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250000" calcext:value-type="float">
            <text:p>115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300000" calcext:value-type="float">
            <text:p>115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350000" calcext:value-type="float">
            <text:p>115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400000" calcext:value-type="float">
            <text:p>115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450000" calcext:value-type="float">
            <text:p>115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500000" calcext:value-type="float">
            <text:p>115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550000" calcext:value-type="float">
            <text:p>115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600000" calcext:value-type="float">
            <text:p>115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650000" calcext:value-type="float">
            <text:p>115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string" calcext:value-type="string">
            <text:p><text:s/>155 DXB VOR <text:s text:c="13"/>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700000" calcext:value-type="float">
            <text:p>115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750000" calcext:value-type="float">
            <text:p>115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800000" calcext:value-type="float">
            <text:p>115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850000" calcext:value-type="float">
            <text:p>115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900000" calcext:value-type="float">
            <text:p>115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5950000" calcext:value-type="float">
            <text:p>115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000000" calcext:value-type="float">
            <text:p>116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050000" calcext:value-type="float">
            <text:p>116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100000" calcext:value-type="float">
            <text:p>116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150000" calcext:value-type="float">
            <text:p>116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200000" calcext:value-type="float">
            <text:p>116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250000" calcext:value-type="float">
            <text:p>116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300000" calcext:value-type="float">
            <text:p>116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350000" calcext:value-type="float">
            <text:p>116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400000" calcext:value-type="float">
            <text:p>116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450000" calcext:value-type="float">
            <text:p>116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500000" calcext:value-type="float">
            <text:p>116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550000" calcext:value-type="float">
            <text:p>116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600000" calcext:value-type="float">
            <text:p>116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650000" calcext:value-type="float">
            <text:p>116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700000" calcext:value-type="float">
            <text:p>116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750000" calcext:value-type="float">
            <text:p>116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800000" calcext:value-type="float">
            <text:p>116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850000" calcext:value-type="float">
            <text:p>116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900000" calcext:value-type="float">
            <text:p>116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6950000" calcext:value-type="float">
            <text:p>116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000000" calcext:value-type="float">
            <text:p>1170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050000" calcext:value-type="float">
            <text:p>1170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100000" calcext:value-type="float">
            <text:p>1171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150000" calcext:value-type="float">
            <text:p>1171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200000" calcext:value-type="float">
            <text:p>1172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250000" calcext:value-type="float">
            <text:p>1172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300000" calcext:value-type="float">
            <text:p>1173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350000" calcext:value-type="float">
            <text:p>1173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400000" calcext:value-type="float">
            <text:p>1174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450000" calcext:value-type="float">
            <text:p>1174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500000" calcext:value-type="float">
            <text:p>1175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550000" calcext:value-type="float">
            <text:p>1175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600000" calcext:value-type="float">
            <text:p>1176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650000" calcext:value-type="float">
            <text:p>1176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700000" calcext:value-type="float">
            <text:p>1177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750000" calcext:value-type="float">
            <text:p>1177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800000" calcext:value-type="float">
            <text:p>1178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850000" calcext:value-type="float">
            <text:p>1178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900000" calcext:value-type="float">
            <text:p>11790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VOR_ILS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17950000" calcext:value-type="float">
            <text:p>117950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Wi-Fi-2.4G</text:p>
          </table:table-cell>
          <table:table-cell table:style-name="ce2" office:value-type="string" calcext:value-type="string">
            <text:p><text:s/>Ch1 <text:s text:c="21"/></text:p>
          </table:table-cell>
          <table:table-cell table:style-name="ce2" office:value-type="float" office:value="22000000" calcext:value-type="float">
            <text:p>22000000</text:p>
          </table:table-cell>
          <table:table-cell table:style-name="ce2" office:value-type="float" office:value="2412000000" calcext:value-type="float">
            <text:p>2412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Wi-Fi-2.4G</text:p>
          </table:table-cell>
          <table:table-cell table:style-name="ce2" office:value-type="string" calcext:value-type="string">
            <text:p><text:s/>Ch2 <text:s text:c="21"/></text:p>
          </table:table-cell>
          <table:table-cell table:style-name="ce2" office:value-type="float" office:value="22000000" calcext:value-type="float">
            <text:p>22000000</text:p>
          </table:table-cell>
          <table:table-cell table:style-name="ce2" office:value-type="float" office:value="2417000000" calcext:value-type="float">
            <text:p>2417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Wi-Fi-2.4G</text:p>
          </table:table-cell>
          <table:table-cell table:style-name="ce2" office:value-type="string" calcext:value-type="string">
            <text:p><text:s/>Ch3 <text:s text:c="21"/></text:p>
          </table:table-cell>
          <table:table-cell table:style-name="ce2" office:value-type="float" office:value="22000000" calcext:value-type="float">
            <text:p>22000000</text:p>
          </table:table-cell>
          <table:table-cell table:style-name="ce2" office:value-type="float" office:value="2422000000" calcext:value-type="float">
            <text:p>2422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Wi-Fi-2.4G</text:p>
          </table:table-cell>
          <table:table-cell table:style-name="ce2" office:value-type="string" calcext:value-type="string">
            <text:p><text:s/>Ch4 <text:s text:c="21"/></text:p>
          </table:table-cell>
          <table:table-cell table:style-name="ce2" office:value-type="float" office:value="22000000" calcext:value-type="float">
            <text:p>22000000</text:p>
          </table:table-cell>
          <table:table-cell table:style-name="ce2" office:value-type="float" office:value="2427000000" calcext:value-type="float">
            <text:p>2427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Wi-Fi-2.4G</text:p>
          </table:table-cell>
          <table:table-cell table:style-name="ce2" office:value-type="string" calcext:value-type="string">
            <text:p><text:s/>Ch5 <text:s text:c="21"/></text:p>
          </table:table-cell>
          <table:table-cell table:style-name="ce2" office:value-type="float" office:value="22000000" calcext:value-type="float">
            <text:p>22000000</text:p>
          </table:table-cell>
          <table:table-cell table:style-name="ce2" office:value-type="float" office:value="2432000000" calcext:value-type="float">
            <text:p>2432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Wi-Fi-2.4G</text:p>
          </table:table-cell>
          <table:table-cell table:style-name="ce2" office:value-type="string" calcext:value-type="string">
            <text:p><text:s/>Ch6 <text:s text:c="21"/></text:p>
          </table:table-cell>
          <table:table-cell table:style-name="ce2" office:value-type="float" office:value="22000000" calcext:value-type="float">
            <text:p>22000000</text:p>
          </table:table-cell>
          <table:table-cell table:style-name="ce2" office:value-type="float" office:value="2437000000" calcext:value-type="float">
            <text:p>2437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Wi-Fi-2.4G</text:p>
          </table:table-cell>
          <table:table-cell table:style-name="ce2" office:value-type="string" calcext:value-type="string">
            <text:p><text:s/>Ch7 <text:s text:c="21"/></text:p>
          </table:table-cell>
          <table:table-cell table:style-name="ce2" office:value-type="float" office:value="22000000" calcext:value-type="float">
            <text:p>22000000</text:p>
          </table:table-cell>
          <table:table-cell table:style-name="ce2" office:value-type="float" office:value="2442000000" calcext:value-type="float">
            <text:p>2442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Wi-Fi-2.4G</text:p>
          </table:table-cell>
          <table:table-cell table:style-name="ce2" office:value-type="string" calcext:value-type="string">
            <text:p><text:s/>Ch8 <text:s text:c="21"/></text:p>
          </table:table-cell>
          <table:table-cell table:style-name="ce2" office:value-type="float" office:value="22000000" calcext:value-type="float">
            <text:p>22000000</text:p>
          </table:table-cell>
          <table:table-cell table:style-name="ce2" office:value-type="float" office:value="2447000000" calcext:value-type="float">
            <text:p>2447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Wi-Fi-2.4G</text:p>
          </table:table-cell>
          <table:table-cell table:style-name="ce2" office:value-type="string" calcext:value-type="string">
            <text:p><text:s/>Ch9 <text:s text:c="21"/></text:p>
          </table:table-cell>
          <table:table-cell table:style-name="ce2" office:value-type="float" office:value="22000000" calcext:value-type="float">
            <text:p>22000000</text:p>
          </table:table-cell>
          <table:table-cell table:style-name="ce2" office:value-type="float" office:value="2452000000" calcext:value-type="float">
            <text:p>2452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Wi-Fi-2.4G</text:p>
          </table:table-cell>
          <table:table-cell table:style-name="ce2" office:value-type="string" calcext:value-type="string">
            <text:p><text:s/>Ch10 <text:s text:c="20"/></text:p>
          </table:table-cell>
          <table:table-cell table:style-name="ce2" office:value-type="float" office:value="22000000" calcext:value-type="float">
            <text:p>22000000</text:p>
          </table:table-cell>
          <table:table-cell table:style-name="ce2" office:value-type="float" office:value="2457000000" calcext:value-type="float">
            <text:p>2457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Wi-Fi-2.4G</text:p>
          </table:table-cell>
          <table:table-cell table:style-name="ce2" office:value-type="string" calcext:value-type="string">
            <text:p><text:s/>Ch11 <text:s text:c="20"/></text:p>
          </table:table-cell>
          <table:table-cell table:style-name="ce2" office:value-type="float" office:value="22000000" calcext:value-type="float">
            <text:p>22000000</text:p>
          </table:table-cell>
          <table:table-cell table:style-name="ce2" office:value-type="float" office:value="2462000000" calcext:value-type="float">
            <text:p>2462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Wi-Fi-2.4G</text:p>
          </table:table-cell>
          <table:table-cell table:style-name="ce2" office:value-type="string" calcext:value-type="string">
            <text:p><text:s/>Ch12 <text:s text:c="20"/></text:p>
          </table:table-cell>
          <table:table-cell table:style-name="ce2" office:value-type="float" office:value="22000000" calcext:value-type="float">
            <text:p>22000000</text:p>
          </table:table-cell>
          <table:table-cell table:style-name="ce2" office:value-type="float" office:value="2467000000" calcext:value-type="float">
            <text:p>2467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Wi-Fi-2.4G</text:p>
          </table:table-cell>
          <table:table-cell table:style-name="ce2" office:value-type="string" calcext:value-type="string">
            <text:p><text:s/>Ch13 <text:s text:c="20"/></text:p>
          </table:table-cell>
          <table:table-cell table:style-name="ce2" office:value-type="float" office:value="22000000" calcext:value-type="float">
            <text:p>22000000</text:p>
          </table:table-cell>
          <table:table-cell table:style-name="ce2" office:value-type="float" office:value="2472000000" calcext:value-type="float">
            <text:p>2472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Wi-Fi-2.4G</text:p>
          </table:table-cell>
          <table:table-cell table:style-name="ce2" office:value-type="string" calcext:value-type="string">
            <text:p><text:s/>Ch14 <text:s text:c="20"/></text:p>
          </table:table-cell>
          <table:table-cell table:style-name="ce2" office:value-type="float" office:value="22000000" calcext:value-type="float">
            <text:p>22000000</text:p>
          </table:table-cell>
          <table:table-cell table:style-name="ce2" office:value-type="float" office:value="2484000000" calcext:value-type="float">
            <text:p>2484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number-rows-repeated="104799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bookmarks.A1:bookmarks.E577" table:display-filter-buttons="true">
          <table:sort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2T11:41:08.190580828</dc:date>
    <meta:editing-duration>PT2H22M29S</meta:editing-duration>
    <meta:editing-cycles>7</meta:editing-cycles>
    <meta:generator>LibreOffice/7.3.7.2$Linux_X86_64 LibreOffice_project/30$Build-2</meta:generator>
    <meta:document-statistic meta:table-count="1" meta:cell-count="2885" meta:object-count="0"/>
  </office:meta>
</office:document-meta>
</file>